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_20__28_var_29_" svg:stroke-width="0.102cm" draw:marker-start-width="0.356cm" draw:marker-end="Arrow_20_concave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width="0.102cm" draw:marker-start-width="0.356cm" draw:marker-end="Arrow_20_concave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2cm" svg:y="0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2cm" svg:y="0.20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5cm" svg:height="1.195cm" svg:x="0.482cm" svg:y="10.975cm">
          <draw:text-box>
            <text:p><text:span text:style-name="T1">PE 1</text:span></text:p>
          </draw:text-box>
        </draw:frame>
        <draw:frame draw:style-name="gr2" draw:text-style-name="P2" draw:layer="layout" svg:width="2.335cm" svg:height="1.195cm" svg:x="22.712cm" svg:y="6.698cm">
          <draw:text-box>
            <text:p><text:span text:style-name="T1">PE 2</text:span></text:p>
          </draw:text-box>
        </draw:frame>
        <draw:custom-shape draw:style-name="gr3" draw:text-style-name="P1" draw:id="id4" draw:layer="layout" svg:width="2.54cm" svg:height="2.54cm" svg:x="4.342cm" svg:y="1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4.782cm" svg:y="2.173cm">
          <draw:text-box>
            <text:p><text:span text:style-name="T1">C2</text:span></text:p>
          </draw:text-box>
        </draw:frame>
        <draw:custom-shape draw:style-name="gr3" draw:text-style-name="P1" draw:id="id3" draw:layer="layout" svg:width="2.54cm" svg:height="2.54cm" svg:x="1.24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.682cm" svg:y="5.273cm">
          <draw:text-box>
            <text:p><text:span text:style-name="T1">C1</text:span></text:p>
          </draw:text-box>
        </draw:frame>
        <draw:custom-shape draw:style-name="gr4" draw:text-style-name="P1" draw:id="id2" draw:layer="layout" svg:width="3.175cm" svg:height="3.175cm" svg:x="9.456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2.54cm" svg:height="2.54cm" svg:x="18.586cm" svg:y="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9.026cm" svg:y="1.842cm">
          <draw:text-box>
            <text:p><text:span text:style-name="T1">C4</text:span></text:p>
          </draw:text-box>
        </draw:frame>
        <draw:connector draw:style-name="gr5" draw:text-style-name="P1" draw:layer="layout" draw:type="curve" svg:x1="19.856cm" svg:y1="3.682cm" svg:x2="12.631cm" svg:y2="9.914cm" draw:start-shape="id1" draw:start-glue-point="8" draw:end-shape="id2" draw:end-glue-point="1" svg:d="m19856 3682c0 4155-2408 6232-7225 6232">
          <text:p/>
        </draw:connector>
        <draw:frame draw:style-name="gr2" draw:text-style-name="P3" draw:layer="layout" svg:width="2.898cm" svg:height="2.139cm" svg:x="9.582cm" svg:y="8.774cm">
          <draw:text-box>
            <text:p text:style-name="P1"><text:span text:style-name="T1">Local</text:span></text:p>
            <text:p text:style-name="P1"><text:span text:style-name="T1">cache</text:span></text:p>
          </draw:text-box>
        </draw:frame>
        <draw:connector draw:style-name="gr6" draw:text-style-name="P1" draw:layer="layout" draw:type="curve" svg:x1="9.456cm" svg:y1="9.914cm" svg:x2="2.512cm" svg:y2="7.113cm" draw:start-shape="id2" draw:start-glue-point="3" draw:end-shape="id3" draw:end-glue-point="8" svg:d="m9456 9914c-4630 0-6944-933-6944-2801">
          <text:p/>
        </draw:connector>
        <draw:connector draw:style-name="gr6" draw:text-style-name="P1" draw:layer="layout" draw:type="curve" svg:x1="9.456cm" svg:y1="9.914cm" svg:x2="5.612cm" svg:y2="4.013cm" draw:start-shape="id2" draw:start-glue-point="3" draw:end-shape="id4" draw:end-glue-point="8" svg:d="m9456 9914c-2563 0-3844-1967-3844-5901">
          <text:p/>
        </draw:connector>
        <draw:custom-shape draw:style-name="gr3" draw:text-style-name="P1" draw:layer="layout" svg:width="2.54cm" svg:height="2.54cm" svg:x="7.156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7.682cm" svg:y="4.373cm">
          <draw:text-box>
            <text:p><text:span text:style-name="T1">C3</text:span></text:p>
          </draw:text-box>
        </draw:frame>
        <draw:frame draw:style-name="gr2" draw:text-style-name="P3" draw:layer="layout" svg:width="4.122cm" svg:height="2.139cm" svg:x="13.682cm" svg:y="6.475cm">
          <draw:text-box>
            <text:p text:style-name="P1"><text:span text:style-name="T1">Reply</text:span></text:p>
            <text:p text:style-name="P1"><text:span text:style-name="T1">message</text:span></text:p>
          </draw:text-box>
        </draw:frame>
        <draw:frame draw:style-name="gr2" draw:text-style-name="P3" draw:layer="layout" svg:width="3.233cm" svg:height="2.139cm" svg:x="3.682cm" svg:y="9.875cm">
          <draw:text-box>
            <text:p text:style-name="P1"><text:span text:style-name="T1">Local</text:span></text:p>
            <text:p text:style-name="P1"><text:span text:style-name="T1">repl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4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51:45</dc:date>
    <dc:creator>Pritish Jetley</dc:creator>
    <meta:editing-duration>PT00H07M55S</meta:editing-duration>
    <meta:editing-cycles>7</meta:editing-cycles>
    <meta:generator>OpenOffice.org/3.2$Linux OpenOffice.org_project/320m12$Build-9483</meta:generator>
    <meta:document-statistic meta:object-count="19"/>
  </office:meta>
</office:document-meta>
</file>